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none" fo:border-top="0.99pt solid #000000"/>
    </style:style>
    <style:style style:name="ce24" style:family="table-cell" style:parent-style-name="Pivot_20_Table_20_Value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/>
    <style:style style:name="ce26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state</text:p>
          </table:table-cell>
          <table:table-cell office:value-type="string" calcext:value-type="string">
            <text:p><text:s/>AID</text:p>
          </table:table-cell>
          <table:table-cell office:value-type="string" calcext:value-type="string">
            <text:p><text:s/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20182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0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1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3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68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7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8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98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8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8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6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2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8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54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0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5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1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8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4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8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6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3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9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4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0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7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2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8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3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9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5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1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7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2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98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3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1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2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3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4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1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7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2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8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4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9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96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1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3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8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4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02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35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1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68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8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71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76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82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8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3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99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4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0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8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25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10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7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3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49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5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1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67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3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0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92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987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0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16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4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32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38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4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1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3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1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88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47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7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13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1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25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3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386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0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6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3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9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5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44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0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26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87 m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4F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914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10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27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33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39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58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2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8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4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70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76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2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8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94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16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14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2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26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32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38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2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8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64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1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7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3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9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1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43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0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6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34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10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53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5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6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1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77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841 ms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90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0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11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22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33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3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42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0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6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2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9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951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1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07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13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1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5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31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37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3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9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5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6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68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74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0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88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94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0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6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1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19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5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1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37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3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4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5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1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67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40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0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870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3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99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5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1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7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3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9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35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2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8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55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1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67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3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9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6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2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98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4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0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3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1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7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40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00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6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2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0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6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3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0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6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2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8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4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1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3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9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6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2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6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2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8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50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1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77 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E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39 ms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00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2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8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5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16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8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3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9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5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7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40 ms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0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6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8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4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0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3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9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5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97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038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1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1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0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6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2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48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54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08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6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2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78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85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0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1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17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9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36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42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49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5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13 m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4EA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68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5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82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88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948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00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0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3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9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27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3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40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461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2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8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45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05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76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2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92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03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14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248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5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3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49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561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22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8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44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810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8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941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02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6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2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8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24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07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6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3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9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561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2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8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4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04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2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8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5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9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25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319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8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42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502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56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2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7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19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7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94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01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2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7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5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61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67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5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18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7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3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6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28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8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4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1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7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3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5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70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76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82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8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4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0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6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2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8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5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33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39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45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7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3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69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75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81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8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4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0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7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3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25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7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43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49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5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2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68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0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86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0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6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5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31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3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44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50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56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2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8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74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06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87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34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9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05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1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1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24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0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36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42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50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56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62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68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6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2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99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05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1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1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4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0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36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4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48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55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61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67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757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81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87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94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00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075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137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19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25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38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4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57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3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75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81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87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4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0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068 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F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6112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19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5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1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4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0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560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6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70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7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82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88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94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05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06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2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18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24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376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3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49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5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2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68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74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02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6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2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8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5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1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5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3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9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59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2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68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74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1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3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9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059 ms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1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8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4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02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6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30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9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57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1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7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73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13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7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37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97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08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14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0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6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2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86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0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5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2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69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5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1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79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3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0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06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2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8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24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0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7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43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0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5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25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8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7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0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93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99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05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1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7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24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30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36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2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8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545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0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6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2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78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2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9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1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24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304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3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42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23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7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6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2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1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7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0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6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422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4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55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1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6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4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8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86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3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99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2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11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1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2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29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5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44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6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2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6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5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1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93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0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80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41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0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63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2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6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2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9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75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1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7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001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0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12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1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30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37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43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00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6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22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9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7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1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7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93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6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3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9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59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1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8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4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02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6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62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69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75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1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7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94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00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06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122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18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25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32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38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4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0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69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2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8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751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81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878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3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0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6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127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18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24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31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37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433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493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55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1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701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76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83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89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95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1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14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02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6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6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47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5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8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77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841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90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96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2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8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4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22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2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34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40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465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2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8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72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3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9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861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92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98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050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1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173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3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9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35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1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47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54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60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666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72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78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84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0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7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034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09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1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23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29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35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17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7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3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59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6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72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78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843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0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71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32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092 ms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154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14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3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9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457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18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79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64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84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0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96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02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08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6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14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7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53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59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65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1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7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40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01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6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02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098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5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22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280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34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41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47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3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59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66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2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8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84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90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96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2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9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15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21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280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34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40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469 ms</text:p>
          </table:table-cell>
          <table:table-cell office:value-type="float" office:value="-1" calcext:value-type="float">
            <text:p>-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30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9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52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713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77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3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9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96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037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09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166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2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88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52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1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7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3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9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65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2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8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84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0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9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037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098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15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21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2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34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0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47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549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61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676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738 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798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85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92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98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04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76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237 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298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58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42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4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4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0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66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4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1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7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937 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EA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997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059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13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19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25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32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400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465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2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94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5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16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76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838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899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96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021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08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153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215 ms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275 m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37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97 ms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458 m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19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80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642 ms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09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8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847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1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73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34 m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4F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95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15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21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27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4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40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47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533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59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65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715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77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37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899 ms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66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29 ms</text:p>
          </table:table-cell>
          <table:table-cell office:value-type="float" office:value="-1" calcext:value-type="float">
            <text:p>-1</text:p>
          </table:table-cell>
          <table:table-cell office:value-type="float" office:value="433" calcext:value-type="float">
            <text:p>43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9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52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21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274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348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1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7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531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593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659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721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784 ms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846 ms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10 ms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972 ms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032 m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4F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ivot Table_Sheet1_1" table:style-name="ta1">
        <table:table-column table:style-name="co7" table:default-cell-style-name="ce4"/>
        <table:table-column table:style-name="co7" table:default-cell-style-name="ce11"/>
        <table:table-column table:style-name="co7" table:default-cell-style-name="ce18"/>
        <table:table-column table:style-name="co7" table:default-cell-style-name="ce31"/>
        <table:table-column table:style-name="co7" table:default-cell-style-name="ce38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/>
          <table:table-cell table:style-name="ce8"/>
          <table:table-cell table:style-name="ce15" office:value-type="string" calcext:value-type="string">
            <text:p><text:s/>state</text:p>
          </table:table-cell>
          <table:table-cell table:style-name="ce28"/>
          <table:table-cell table:style-name="ce35"/>
        </table:table-row>
        <table:table-row table:style-name="ro1">
          <table:table-cell table:style-name="ce2" office:value-type="string" calcext:value-type="string">
            <text:p><text:s/>AID</text:p>
          </table:table-cell>
          <table:table-cell table:style-name="ce9" office:value-type="string" calcext:value-type="string">
            <text:p>Data</text:p>
          </table:table-cell>
          <table:table-cell table:style-name="ce16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table:style-name="ce36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167" calcext:value-type="float">
            <text:p>167</text:p>
          </table:table-cell>
          <table:table-cell table:style-name="ce30" office:value-type="float" office:value="167" calcext:value-type="float">
            <text:p>167</text:p>
          </table:table-cell>
          <table:table-cell table:style-name="ce37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office:value-type="float" office:value="45.6637168141593" calcext:value-type="float">
            <text:p>45.6637168142</text:p>
          </table:table-cell>
          <table:table-cell office:value-type="float" office:value="53.5384615384615" calcext:value-type="float">
            <text:p>53.5384615385</text:p>
          </table:table-cell>
          <table:table-cell office:value-type="float" office:value="49.6695652173913" calcext:value-type="float">
            <text:p>49.6695652174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45.6725663716814" calcext:value-type="float">
            <text:p>45.6725663717</text:p>
          </table:table-cell>
          <table:table-cell office:value-type="float" office:value="53.5384615384615" calcext:value-type="float">
            <text:p>53.5384615385</text:p>
          </table:table-cell>
          <table:table-cell office:value-type="float" office:value="49.6739130434783" calcext:value-type="float">
            <text:p>49.6739130435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45.6725663716814" calcext:value-type="float">
            <text:p>45.6725663717</text:p>
          </table:table-cell>
          <table:table-cell office:value-type="float" office:value="53.5384615384615" calcext:value-type="float">
            <text:p>53.5384615385</text:p>
          </table:table-cell>
          <table:table-cell office:value-type="float" office:value="49.6739130434783" calcext:value-type="float">
            <text:p>49.6739130435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128" calcext:value-type="float">
            <text:p>128</text:p>
          </table:table-cell>
          <table:table-cell table:style-name="ce32" office:value-type="float" office:value="128" calcext:value-type="float">
            <text:p>128</text:p>
          </table:table-cell>
          <table:table-cell table:style-name="ce39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10" office:value-type="string" calcext:value-type="string">
            <text:p>Average - <text:s/>D0</text:p>
          </table:table-cell>
          <table:table-cell table:style-name="ce20" office:value-type="float" office:value="2.125" calcext:value-type="float">
            <text:p>2.125</text:p>
          </table:table-cell>
          <table:table-cell table:style-name="ce20" office:value-type="float" office:value="2" calcext:value-type="float">
            <text:p>2</text:p>
          </table:table-cell>
          <table:table-cell table:style-name="ce37" office:value-type="float" office:value="2.07142857142857" calcext:value-type="float">
            <text:p>2.0714285714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style-name="ce21" office:value-type="float" office:value="214.28125" calcext:value-type="float">
            <text:p>214.28125</text:p>
          </table:table-cell>
          <table:table-cell table:style-name="ce21" office:value-type="float" office:value="233.208333333333" calcext:value-type="float">
            <text:p>233.2083333333</text:p>
          </table:table-cell>
          <table:table-cell office:value-type="float" office:value="222.392857142857" calcext:value-type="float">
            <text:p>222.3928571429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style-name="ce21" office:value-type="float" office:value="63.875" calcext:value-type="float">
            <text:p>63.875</text:p>
          </table:table-cell>
          <table:table-cell table:style-name="ce21" office:value-type="float" office:value="63.5833333333333" calcext:value-type="float">
            <text:p>63.5833333333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01.666666666667" calcext:value-type="float">
            <text:p>101.6666666667</text:p>
          </table:table-cell>
          <table:table-cell office:value-type="float" office:value="67.5714285714286" calcext:value-type="float">
            <text:p>67.5714285714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27.6666666666667" calcext:value-type="float">
            <text:p>27.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0.3333333333333" calcext:value-type="float">
            <text:p>20.3333333333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35.3888888888889" calcext:value-type="float">
            <text:p>35.3888888889</text:p>
          </table:table-cell>
          <table:table-cell office:value-type="float" office:value="26.9722222222222" calcext:value-type="float">
            <text:p>26.9722222222</text:p>
          </table:table-cell>
          <table:table-cell office:value-type="float" office:value="31.1805555555556" calcext:value-type="float">
            <text:p>31.1805555556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72" calcext:value-type="float">
            <text:p>72</text:p>
          </table:table-cell>
          <table:table-cell table:style-name="ce32" office:value-type="float" office:value="64.8888888888889" calcext:value-type="float">
            <text:p>64.8888888889</text:p>
          </table:table-cell>
          <table:table-cell table:style-name="ce39" office:value-type="float" office:value="68.4444444444444" calcext:value-type="float">
            <text:p>68.4444444444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number-columns-repeated="2" table:style-name="ce22" office:value-type="float" office:value="128" calcext:value-type="float">
            <text:p>128</text:p>
          </table:table-cell>
          <table:table-cell table:style-name="ce39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9.33548387096774" calcext:value-type="float">
            <text:p>9.335483871</text:p>
          </table:table-cell>
          <table:table-cell table:style-name="ce30" office:value-type="float" office:value="110.44262295082" calcext:value-type="float">
            <text:p>110.4426229508</text:p>
          </table:table-cell>
          <table:table-cell table:style-name="ce37" office:value-type="float" office:value="64.0769230769231" calcext:value-type="float">
            <text:p>64.0769230769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19.141935483871" calcext:value-type="float">
            <text:p>19.1419354839</text:p>
          </table:table-cell>
          <table:table-cell office:value-type="float" office:value="23.3661202185792" calcext:value-type="float">
            <text:p>23.3661202186</text:p>
          </table:table-cell>
          <table:table-cell office:value-type="float" office:value="21.4289940828402" calcext:value-type="float">
            <text:p>21.428994082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17.0193548387097" calcext:value-type="float">
            <text:p>17.0193548387</text:p>
          </table:table-cell>
          <table:table-cell office:value-type="float" office:value="43.7431693989071" calcext:value-type="float">
            <text:p>43.7431693989</text:p>
          </table:table-cell>
          <table:table-cell office:value-type="float" office:value="31.4881656804734" calcext:value-type="float">
            <text:p>31.4881656805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12.7161290322581" calcext:value-type="float">
            <text:p>12.7161290323</text:p>
          </table:table-cell>
          <table:table-cell office:value-type="float" office:value="13.2131147540984" calcext:value-type="float">
            <text:p>13.2131147541</text:p>
          </table:table-cell>
          <table:table-cell office:value-type="float" office:value="12.9852071005917" calcext:value-type="float">
            <text:p>12.9852071006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25.3806451612903" calcext:value-type="float">
            <text:p>25.3806451613</text:p>
          </table:table-cell>
          <table:table-cell office:value-type="float" office:value="31.7322404371585" calcext:value-type="float">
            <text:p>31.7322404372</text:p>
          </table:table-cell>
          <table:table-cell office:value-type="float" office:value="28.8195266272189" calcext:value-type="float">
            <text:p>28.8195266272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59.6645161290323" calcext:value-type="float">
            <text:p>59.664516129</text:p>
          </table:table-cell>
          <table:table-cell table:style-name="ce32" office:value-type="float" office:value="65.8360655737705" calcext:value-type="float">
            <text:p>65.8360655738</text:p>
          </table:table-cell>
          <table:table-cell table:style-name="ce39" office:value-type="float" office:value="63.0059171597633" calcext:value-type="float">
            <text:p>63.0059171598</text:p>
          </table:table-cell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10" office:value-type="string" calcext:value-type="string">
            <text:p>Average - <text:s/>D0</text:p>
          </table:table-cell>
          <table:table-cell table:style-name="ce23"/>
          <table:table-cell table:style-name="ce20" office:value-type="float" office:value="139" calcext:value-type="float">
            <text:p>139</text:p>
          </table:table-cell>
          <table:table-cell table:style-name="ce37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style-name="Pivot_20_Table_20_Value"/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style-name="Pivot_20_Table_20_Value"/>
          <table:table-cell table:style-name="ce2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style-name="Pivot_20_Table_20_Value"/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style-name="Pivot_20_Table_20_Value"/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style-name="Pivot_20_Table_20_Value"/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186.333333333333" calcext:value-type="float">
            <text:p>186.3333333333</text:p>
          </table:table-cell>
          <table:table-cell table:style-name="ce30" office:value-type="float" office:value="186.6" calcext:value-type="float">
            <text:p>186.6</text:p>
          </table:table-cell>
          <table:table-cell table:style-name="ce37" office:value-type="float" office:value="186.466666666667" calcext:value-type="float">
            <text:p>186.4666666667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office:value-type="float" office:value="17.8666666666667" calcext:value-type="float">
            <text:p>17.8666666667</text:p>
          </table:table-cell>
          <table:table-cell office:value-type="float" office:value="16.0666666666667" calcext:value-type="float">
            <text:p>16.0666666667</text:p>
          </table:table-cell>
          <table:table-cell office:value-type="float" office:value="16.9666666666667" calcext:value-type="float">
            <text:p>16.9666666667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27.4666666666667" calcext:value-type="float">
            <text:p>27.4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22.2666666666667" calcext:value-type="float">
            <text:p>22.2666666667</text:p>
          </table:table-cell>
          <table:table-cell office:value-type="float" office:value="28.9333333333333" calcext:value-type="float">
            <text:p>28.933333333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23.4" calcext:value-type="float">
            <text:p>23.4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27.3333333333333" calcext:value-type="float">
            <text:p>27.3333333333</text:p>
          </table:table-cell>
          <table:table-cell office:value-type="float" office:value="16.8" calcext:value-type="float">
            <text:p>16.8</text:p>
          </table:table-cell>
          <table:table-cell office:value-type="float" office:value="22.0666666666667" calcext:value-type="float">
            <text:p>22.0666666667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76.8" calcext:value-type="float">
            <text:p>76.8</text:p>
          </table:table-cell>
          <table:table-cell table:style-name="ce32" office:value-type="float" office:value="51.2" calcext:value-type="float">
            <text:p>51.2</text:p>
          </table:table-cell>
          <table:table-cell table:style-name="ce39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10" office:value-type="string" calcext:value-type="string">
            <text:p>Average - <text:s/>D0</text:p>
          </table:table-cell>
          <table:table-cell table:number-columns-repeated="2" table:style-name="ce20" office:value-type="float" office:value="128" calcext:value-type="float">
            <text:p>128</text:p>
          </table:table-cell>
          <table:table-cell table:style-name="ce37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2" table:style-name="ce21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number-columns-repeated="2" table:style-name="ce22" office:value-type="float" office:value="80" calcext:value-type="float">
            <text:p>80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string" calcext:value-type="string">
            <text:p><text:s/>4EA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office:value-type="float" office:value="0" calcext:value-type="float">
            <text:p>0</text:p>
          </table:table-cell>
          <table:table-cell office:value-type="float" office:value="179.75" calcext:value-type="float">
            <text:p>179.75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office:value-type="float" office:value="0" calcext:value-type="float">
            <text:p>0</text:p>
          </table:table-cell>
          <table:table-cell office:value-type="float" office:value="47.75" calcext:value-type="float">
            <text:p>47.75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0" calcext:value-type="float">
            <text:p>0</text:p>
          </table:table-cell>
          <table:table-cell table:style-name="ce32" office:value-type="float" office:value="32" calcext:value-type="float">
            <text:p>32</text:p>
          </table:table-cell>
          <table:table-cell table:style-name="ce39" office:value-type="float" office:value="25.6" calcext:value-type="float">
            <text:p>25.6</text:p>
          </table:table-cell>
        </table:table-row>
        <table:table-row table:style-name="ro1">
          <table:table-cell table:style-name="ce3" office:value-type="string" calcext:value-type="string">
            <text:p><text:s/>4F0</text:p>
          </table:table-cell>
          <table:table-cell table:style-name="ce10" office:value-type="string" calcext:value-type="string">
            <text:p>Average - <text:s/>D0</text:p>
          </table:table-cell>
          <table:table-cell table:style-name="ce20" office:value-type="float" office:value="20" calcext:value-type="float">
            <text:p>20</text:p>
          </table:table-cell>
          <table:table-cell table:style-name="ce23"/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style-name="ce21" office:value-type="float" office:value="36" calcext:value-type="float">
            <text:p>36</text:p>
          </table:table-cell>
          <table:table-cell table:style-name="Pivot_20_Table_20_Value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style-name="ce21" office:value-type="float" office:value="18" calcext:value-type="float">
            <text:p>18</text:p>
          </table:table-cell>
          <table:table-cell table:style-name="Pivot_20_Table_20_Value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style-name="ce21" office:value-type="float" office:value="255" calcext:value-type="float">
            <text:p>255</text:p>
          </table:table-cell>
          <table:table-cell table:style-name="Pivot_20_Table_20_Value"/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style-name="ce21" office:value-type="float" office:value="255" calcext:value-type="float">
            <text:p>255</text:p>
          </table:table-cell>
          <table:table-cell table:style-name="Pivot_20_Table_20_Value"/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style-name="ce21" office:value-type="float" office:value="80" calcext:value-type="float">
            <text:p>80</text:p>
          </table:table-cell>
          <table:table-cell table:style-name="Pivot_20_Table_20_Value"/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22" office:value-type="float" office:value="0" calcext:value-type="float">
            <text:p>0</text:p>
          </table:table-cell>
          <table:table-cell table:style-name="ce24"/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<text:s/>4F1</text:p>
          </table:table-cell>
          <table:table-cell table:style-name="ce10" office:value-type="string" calcext:value-type="string">
            <text:p>Average - <text:s/>D0</text:p>
          </table:table-cell>
          <table:table-cell table:style-name="ce17" office:value-type="float" office:value="65" calcext:value-type="float">
            <text:p>65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verage - D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verage - D2</text:p>
          </table:table-cell>
          <table:table-cell table:number-columns-repeated="3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Average - D3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Average - D4</text:p>
          </table:table-cell>
          <table:table-cell table:number-columns-repeated="3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Average - D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Average - D6</text:p>
          </table:table-cell>
          <table:table-cell table:style-name="ce19" office:value-type="float" office:value="94" calcext:value-type="float">
            <text:p>94</text:p>
          </table:table-cell>
          <table:table-cell table:style-name="ce32" office:value-type="float" office:value="94" calcext:value-type="float">
            <text:p>94</text:p>
          </table:table-cell>
          <table:table-cell table:style-name="ce39" office:value-type="float" office:value="94" calcext:value-type="float">
            <text:p>94</text:p>
          </table:table-cell>
        </table:table-row>
        <table:table-row table:style-name="ro1">
          <table:table-cell table:style-name="ce6" office:value-type="string" calcext:value-type="string">
            <text:p>Total Average - <text:s/>D0</text:p>
          </table:table-cell>
          <table:table-cell table:style-name="ce13"/>
          <table:table-cell table:style-name="ce25" office:value-type="float" office:value="88.8902691511387" calcext:value-type="float">
            <text:p>88.8902691511</text:p>
          </table:table-cell>
          <table:table-cell table:style-name="ce25" office:value-type="float" office:value="122.056420233463" calcext:value-type="float">
            <text:p>122.0564202335</text:p>
          </table:table-cell>
          <table:table-cell table:style-name="ce40" office:value-type="float" office:value="105.988966900702" calcext:value-type="float">
            <text:p>105.9889669007</text:p>
          </table:table-cell>
        </table:table-row>
        <table:table-row table:style-name="ro1">
          <table:table-cell table:style-name="ce6" office:value-type="string" calcext:value-type="string">
            <text:p>Total Average - D1</text:p>
          </table:table-cell>
          <table:table-cell table:style-name="ce13"/>
          <table:table-cell table:style-name="ce26" office:value-type="float" office:value="38.0393374741201" calcext:value-type="float">
            <text:p>38.0393374741</text:p>
          </table:table-cell>
          <table:table-cell table:style-name="ce33" office:value-type="float" office:value="39.3443579766537" calcext:value-type="float">
            <text:p>39.3443579767</text:p>
          </table:table-cell>
          <table:table-cell table:style-name="ce40" office:value-type="float" office:value="38.7121364092277" calcext:value-type="float">
            <text:p>38.7121364092</text:p>
          </table:table-cell>
        </table:table-row>
        <table:table-row table:style-name="ro1">
          <table:table-cell table:style-name="ce6" office:value-type="string" calcext:value-type="string">
            <text:p>Total Average - D2</text:p>
          </table:table-cell>
          <table:table-cell table:style-name="ce13"/>
          <table:table-cell table:style-name="ce25" office:value-type="float" office:value="29.9875776397516" calcext:value-type="float">
            <text:p>29.9875776398</text:p>
          </table:table-cell>
          <table:table-cell table:style-name="ce25" office:value-type="float" office:value="30.9066147859922" calcext:value-type="float">
            <text:p>30.906614786</text:p>
          </table:table-cell>
          <table:table-cell table:style-name="ce40" office:value-type="float" office:value="30.4613841524574" calcext:value-type="float">
            <text:p>30.4613841525</text:p>
          </table:table-cell>
        </table:table-row>
        <table:table-row table:style-name="ro1">
          <table:table-cell table:style-name="ce6" office:value-type="string" calcext:value-type="string">
            <text:p>Total Average - D3</text:p>
          </table:table-cell>
          <table:table-cell table:style-name="ce13"/>
          <table:table-cell table:style-name="ce26" office:value-type="float" office:value="31.9026915113872" calcext:value-type="float">
            <text:p>31.9026915114</text:p>
          </table:table-cell>
          <table:table-cell table:style-name="ce33" office:value-type="float" office:value="46.5" calcext:value-type="float">
            <text:p>46.5</text:p>
          </table:table-cell>
          <table:table-cell table:style-name="ce40" office:value-type="float" office:value="39.4282848545637" calcext:value-type="float">
            <text:p>39.4282848546</text:p>
          </table:table-cell>
        </table:table-row>
        <table:table-row table:style-name="ro1">
          <table:table-cell table:style-name="ce6" office:value-type="string" calcext:value-type="string">
            <text:p>Total Average - D4</text:p>
          </table:table-cell>
          <table:table-cell table:style-name="ce13"/>
          <table:table-cell table:style-name="ce25" office:value-type="float" office:value="26.7018633540373" calcext:value-type="float">
            <text:p>26.701863354</text:p>
          </table:table-cell>
          <table:table-cell table:style-name="ce25" office:value-type="float" office:value="24.3210116731518" calcext:value-type="float">
            <text:p>24.3210116732</text:p>
          </table:table-cell>
          <table:table-cell table:style-name="ce40" office:value-type="float" office:value="25.4744232698094" calcext:value-type="float">
            <text:p>25.4744232698</text:p>
          </table:table-cell>
        </table:table-row>
        <table:table-row table:style-name="ro1">
          <table:table-cell table:style-name="ce6" office:value-type="string" calcext:value-type="string">
            <text:p>Total Average - D5</text:p>
          </table:table-cell>
          <table:table-cell table:style-name="ce13"/>
          <table:table-cell table:style-name="ce26" office:value-type="float" office:value="35.6770186335404" calcext:value-type="float">
            <text:p>35.6770186335</text:p>
          </table:table-cell>
          <table:table-cell table:style-name="ce33" office:value-type="float" office:value="39.34046692607" calcext:value-type="float">
            <text:p>39.3404669261</text:p>
          </table:table-cell>
          <table:table-cell table:style-name="ce40" office:value-type="float" office:value="37.5656970912738" calcext:value-type="float">
            <text:p>37.5656970913</text:p>
          </table:table-cell>
        </table:table-row>
        <table:table-row table:style-name="ro1">
          <table:table-cell table:style-name="ce7" office:value-type="string" calcext:value-type="string">
            <text:p>Total Average - D6</text:p>
          </table:table-cell>
          <table:table-cell table:style-name="ce14"/>
          <table:table-cell table:style-name="ce27" office:value-type="float" office:value="90.3643892339545" calcext:value-type="float">
            <text:p>90.364389234</text:p>
          </table:table-cell>
          <table:table-cell table:style-name="ce34" office:value-type="float" office:value="91.8871595330739" calcext:value-type="float">
            <text:p>91.8871595331</text:p>
          </table:table-cell>
          <table:table-cell table:style-name="ce41" office:value-type="float" office:value="91.1494483450351" calcext:value-type="float">
            <text:p>91.14944834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E88" table:buttons="'Pivot Table_Sheet1_1'.A1 'Pivot Table_Sheet1_1'.A4 'Pivot Table_Sheet1_1'.B4 'Pivot Table_Sheet1_1'.C3">
          <table:source-cell-range table:cell-range-address="Sheet1.A1:Sheet1.K998"/>
          <table:data-pilot-field table:source-field-name=" state" table:orientation="column" table:used-hierarchy="0" table:function="auto">
            <table:data-pilot-level table:show-empty="false">
              <table:data-pilot-members>
                <table:data-pilot-member table:name="-1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ID" table:orientation="row" table:used-hierarchy="0" table:function="auto">
            <table:data-pilot-level table:show-empty="false">
              <table:data-pilot-members>
                <table:data-pilot-member table:name="200" table:display="true" table:show-details="true"/>
                <table:data-pilot-member table:name="201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40" table:display="true" table:show-details="true"/>
                <table:data-pilot-member table:name="420" table:display="true" table:show-details="true"/>
                <table:data-pilot-member table:name="430" table:display="true" table:show-details="true"/>
                <table:data-pilot-member table:name="433" table:display="true" table:show-details="true"/>
                <table:data-pilot-member table:name=" 4EA" table:display="true" table:show-details="true"/>
                <table:data-pilot-member table:name=" 4F0" table:display="true" table:show-details="true"/>
                <table:data-pilot-member table:name=" 4F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 D0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1" table:display="true" table:show-details="true"/>
                <table:data-pilot-member table:name="4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3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77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1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5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2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8" table:display="true" table:show-details="true"/>
                <table:data-pilot-member table:name="18" table:display="true" table:show-details="true"/>
                <table:data-pilot-member table:name="39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76" table:display="true" table:show-details="true"/>
                <table:data-pilot-member table:name="1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3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0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216" table:display="true" table:show-details="true"/>
                <table:data-pilot-member table:name="236" table:display="true" table:show-details="true"/>
                <table:data-pilot-member table:name="2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4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39" table:display="true" table:show-details="true"/>
                <table:data-pilot-member table:name="2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5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0" table:display="true" table:show-details="true"/>
                <table:data-pilot-member table:name="100" table:display="true" table:show-details="true"/>
                <table:data-pilot-member table:name="1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6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80" table:display="true" table:show-details="true"/>
                <table:data-pilot-member table:name="94" table:display="true" table:show-details="true"/>
                <table:data-pilot-member table:name="1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4:23:07.228694961</dc:date>
    <meta:document-statistic meta:table-count="2" meta:cell-count="11318" meta:object-count="0"/>
    <meta:generator>LibreOffice/4.2.8.2$Linux_X86_64 LibreOffice_project/420m0$Build-2</meta:generator>
  </office:meta>
</office:document-meta>
</file>